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1.462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191cm"/>
    </style:style>
    <style:style style:name="co6" style:family="table-column">
      <style:table-column-properties fo:break-before="auto" style:column-width="0.612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0.91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Äußere Daten</text:p>
          </table:table-cell>
          <table:table-cell table:number-columns-repeated="2"/>
          <table:table-cell office:value-type="string" calcext:value-type="string">
            <text:p>Bodenwerte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ng Höhe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phi 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tändige Aufla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ck Hö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änderliche Aufla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ck Tief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atz Stufen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ändeneigung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c/lb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zahl Blöcke</text:p>
          </table:table-cell>
          <table:table-cell table:formula="of:=ROUNDUP([.B3]/[.B4])" office:value-type="float" office:value="4" calcext:value-type="float">
            <text:p/>
          </table:table-cell>
          <table:table-cell/>
          <table:table-cell office:value-type="string" calcext:value-type="string">
            <text:p>Wichte Blöck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bindetiefe</text:p>
          </table:table-cell>
          <table:table-cell table:formula="of:=[.B9]-[.B3]" office:value-type="float" office:value="0.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Einrückung</text:p>
          </table:table-cell>
          <table:table-cell table:formula="of:=[.B6]*([.B9]-1)" office:value-type="float" office:value="0.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ndneigung</text:p>
          </table:table-cell>
          <table:table-cell table:formula="of:=-DEGREES(ATAN([.B11]/([.B4]*[.B9])))" office:value-type="float" office:value="-12.680383491819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a</text:p>
          </table:table-cell>
          <table:table-cell table:formula="of:=ABS([.B12])" office:value-type="float" office:value="12.6803834918198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gh</text:p>
          </table:table-cell>
          <table:table-cell office:value-type="string" calcext:value-type="string">
            <text:p>Zähler</text:p>
          </table:table-cell>
          <table:table-cell office:value-type="string" calcext:value-type="string">
            <text:p>Nenner</text:p>
          </table:table-cell>
          <table:table-cell table:number-columns-repeated="5"/>
        </table:table-row>
        <table:table-row table:style-name="ro1">
          <table:table-cell/>
          <table:table-cell table:formula="of:=COS(RADIANS([.E3]-[.B12]))" office:value-type="float" office:value="0.673265703521957" calcext:value-type="float">
            <text:p/>
          </table:table-cell>
          <table:table-cell table:formula="of:=COS(RADIANS([.B12]))*(1+SQRT(SIN(RADIANS([.E3]+[.B13]))*SIN(RADIANS([.E3]-[.B7]))/COS(RADIANS([.B12]-[.B7]))/COS(RADIANS([.B12]+[.B13]))))" office:value-type="float" office:value="1.5346876704887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Kagh</text:p>
          </table:table-cell>
          <table:table-cell table:formula="of:=([.B16]/[.C16])^2" office:value-type="float" office:value="0.19245667377026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aph</text:p>
          </table:table-cell>
          <table:table-cell table:formula="of:=[.B17]*COS(RADIANS([.B12]))*COS(RADIANS([.B7]))/COS(RADIANS([.B12]-[.B7]))" office:value-type="float" office:value="0.201258843938073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a</text:p>
          </table:table-cell>
          <table:table-cell table:formula="of:=0.5*[.E5]*[.B3]^2*[.B17]+[.H3]*[.B3]*[.B18]" office:value-type="float" office:value="27.6000736235379" calcext:value-type="float">
            <text:p/>
          </table:table-cell>
          <table:table-cell/>
          <table:table-cell office:value-type="string" calcext:value-type="string">
            <text:p>Ea2</text:p>
          </table:table-cell>
          <table:table-cell table:formula="of:=0.5*[.E5]*[.B3]^2*[.B17]+([.H3]+[.H4])*[.B3]*[.B18]" office:value-type="float" office:value="34.2416154734943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 </text:p>
          </table:table-cell>
          <table:table-cell table:formula="of:=(2*[.H3]+[.B22])/([.B22]+[.H3])*[.B3]/3" office:value-type="float" office:value="1.51156393875752" calcext:value-type="float">
            <text:p/>
          </table:table-cell>
          <table:table-cell/>
          <table:table-cell office:value-type="string" calcext:value-type="string">
            <text:p>X2</text:p>
          </table:table-cell>
          <table:table-cell table:formula="of:=(2*[.H3]+[.B22])/([.E22]+[.H3])*[.B3]/3" office:value-type="float" office:value="1.31371617485676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a2</text:p>
          </table:table-cell>
          <table:table-cell table:formula="of:=[.B20]*2/[.B3]" office:value-type="float" office:value="16.7273173475987" calcext:value-type="float">
            <text:p/>
          </table:table-cell>
          <table:table-cell/>
          <table:table-cell office:value-type="string" calcext:value-type="string">
            <text:p>ea22</text:p>
          </table:table-cell>
          <table:table-cell table:style-name="ce1" table:formula="of:=[.E20]*2/[.B3]" office:value-type="float" office:value="20.752494226360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k</text:p>
          </table:table-cell>
          <table:table-cell table:formula="of:=[.B4]*[.B5]*[.B9]*[.E9]" office:value-type="float" office:value="128" calcext:value-type="float">
            <text:p/>
          </table:table-cell>
          <table:table-cell/>
          <table:table-cell office:value-type="string" calcext:value-type="string">
            <text:p>Gk2</text:p>
          </table:table-cell>
          <table:table-cell table:formula="of:=[.B24]" office:value-type="float" office:value="128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k2</text:p>
          </table:table-cell>
          <table:table-cell table:formula="of:=[.B25]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k</text:p>
          </table:table-cell>
          <table:table-cell table:formula="of:=[.B20]" office:value-type="float" office:value="27.6000736235379" calcext:value-type="float">
            <text:p/>
          </table:table-cell>
          <table:table-cell/>
          <table:table-cell office:value-type="string" calcext:value-type="string">
            <text:p>Hk2</text:p>
          </table:table-cell>
          <table:table-cell table:formula="of:=[.E20]" office:value-type="float" office:value="34.2416154734943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k</text:p>
          </table:table-cell>
          <table:table-cell table:formula="of:=[.B25]+[.B24]" office:value-type="float" office:value="128" calcext:value-type="float">
            <text:p/>
          </table:table-cell>
          <table:table-cell/>
          <table:table-cell office:value-type="string" calcext:value-type="string">
            <text:p>Nk2</text:p>
          </table:table-cell>
          <table:table-cell table:formula="of:=[.E24]" office:value-type="float" office:value="128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k</text:p>
          </table:table-cell>
          <table:table-cell table:formula="of:=[.B26]" office:value-type="float" office:value="27.6000736235379" calcext:value-type="float">
            <text:p/>
          </table:table-cell>
          <table:table-cell/>
          <table:table-cell office:value-type="string" calcext:value-type="string">
            <text:p>Tk2</text:p>
          </table:table-cell>
          <table:table-cell table:formula="of:=[.E26]" office:value-type="float" office:value="34.2416154734943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k</text:p>
          </table:table-cell>
          <table:table-cell table:formula="of:=[.B26]*[.B21]" office:value-type="float" office:value="41.7192759963926" calcext:value-type="float">
            <text:p/>
          </table:table-cell>
          <table:table-cell/>
          <table:table-cell office:value-type="string" calcext:value-type="string">
            <text:p>Mk2</text:p>
          </table:table-cell>
          <table:table-cell table:formula="of:=[.E26]*[.E21]" office:value-type="float" office:value="44.983764100755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a</text:p>
          </table:table-cell>
          <table:table-cell table:formula="of:=[.B29]/[.B27]" office:value-type="float" office:value="0.325931843721817" calcext:value-type="float">
            <text:p/>
          </table:table-cell>
          <table:table-cell table:number-columns-repeated="2"/>
          <table:table-cell table:formula="of:=[.E29]/[.E27]" office:value-type="float" office:value="0.351435657037149" calcext:value-type="float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Debus</meta:initial-creator>
    <meta:creation-date>2014-06-08T22:24:18.955438165</meta:creation-date>
    <dc:date>2014-06-09T12:44:33.491259872</dc:date>
    <dc:creator>Paul Debus</dc:creator>
    <meta:editing-duration>PT4M48S</meta:editing-duration>
    <meta:editing-cycles>1</meta:editing-cycles>
    <meta:document-statistic meta:table-count="1" meta:cell-count="87" meta:object-count="0"/>
    <meta:generator>LibreOffice/4.2.3.3$Linux_X86_64 LibreOffice_project/420m0$Build-3</meta:generator>
  </office:meta>
</office:document-meta>
</file>